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13.8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1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font-name="Liberation Sans" style:font-name-asian="WenQuanYi Micro Hei" style:font-name-complex="Lohit Hindi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ession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Session1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asic statement like hello world, how to run python programs , et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duction to python interprete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w_input function and small progra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h functions / operator and small program 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ta types introductio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 string , float, typ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rol struc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ops , If else and loop constructs (for, while)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HW </text:p>
          </table:table-cell>
          <table:table-cell office:value-type="string" calcext:value-type="string">
            <text:p>Print tables for the 1 to 10, Fibonacci, Get summation of 1<text:span text:style-name="T1">st</text:span> n numbers, area of circle, area of square, degree to farhenheit conversion F = C * 9/5 + 32, Factorial, Permutation, Combination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/>
          <table:table-cell table:style-name="ce5" office:value-type="string" calcext:value-type="string">
            <text:p>Session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 structure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st ( List comprehensions / slicing dicng / insert / add / append 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pl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c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fault di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 operations HO – Read, write, dir , custom small unix utilities myls, copy, e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Session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unctional programming, global , local variables, di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ic exception handl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ath operations, list passing square of each number, Area of circle, square , rectangle,etc,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Session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sses , objects, inherita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grams in functional prgrammin in OOPs w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ve idea of discussion in session 5 about the projects that can be started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Session5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ackaging in python – how to manage your projects, import, from (function, variable, clas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scuss projects with system and QA guys</text:p>
          </table:table-cell>
          <table:table-cell table:number-columns-repeated="2"/>
        </table:table-row>
        <table:table-row table:style-name="ro1" table:number-rows-repeated="10485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 style:data-style-name="N2" text:time-value="18:02:57.843169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ishz </meta:initial-creator>
    <meta:creation-date>2015-01-14T21:47:10</meta:creation-date>
    <meta:generator>LibreOffice/4.2.7.2$Linux_X86_64 LibreOffice_project/420m0$Build-2</meta:generator>
    <dc:date>2015-02-04T18:03:47.371354677</dc:date>
    <meta:editing-duration>PT15H5M56S</meta:editing-duration>
    <meta:editing-cycles>33</meta:editing-cycles>
    <meta:document-statistic meta:table-count="2" meta:cell-count="42" meta:object-count="0"/>
  </office:meta>
</office:document-meta>
</file>